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 Sans" svg:font-family="'Open Sans', 'Helvetica Neue', Helvetica, Arial, 'Nimbus Sans L', sans-serif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3" style:family="paragraph" style:parent-style-name="Standard">
      <style:text-properties style:font-name="Calibri" fo:font-size="7pt" fo:language="en" fo:country="none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Standard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5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6" style:family="paragraph" style:parent-style-name="Standard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style:text-autospace="none"/>
    </style:style>
    <style:style style:name="P9" style:family="paragraph" style:parent-style-name="Standard">
      <style:paragraph-properties style:text-autospace="none">
        <style:tab-stops>
          <style:tab-stop style:position="0.3701in"/>
        </style:tab-stops>
      </style:paragraph-properties>
      <style:text-properties fo:color="#000000" style:font-name="Calibri" fo:font-size="12pt" fo:language="en" fo:country="none" fo:font-style="italic" style:font-size-asian="12pt" style:font-style-asian="italic" style:font-name-complex="Calibri" style:font-size-complex="12pt" style:font-style-complex="italic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style:text-underline-style="none"/>
    </style:style>
    <style:style style:name="P12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13" style:family="paragraph" style:parent-style-name="WW-Default">
      <style:paragraph-properties fo:margin-top="0in" fo:margin-bottom="0in" fo:line-height="115%" fo:text-align="center" style:justify-single-word="false">
        <style:tab-stops>
          <style:tab-stop style:position="6.1827in"/>
        </style:tab-stops>
      </style:paragraph-properties>
    </style:style>
    <style:style style:name="P14" style:family="paragraph" style:parent-style-name="WW-Default">
      <style:paragraph-properties fo:line-height="115%"/>
    </style:style>
    <style:style style:name="P15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WW-Default">
      <style:paragraph-properties fo:line-height="115%"/>
      <style:text-properties style:font-name="Calibri" fo:font-size="12pt" fo:language="en" fo:country="none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7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text-underline-style="none"/>
    </style:style>
    <style:style style:name="P22" style:family="paragraph" style:parent-style-name="Standard" style:list-style-name="L1">
      <style:paragraph-properties fo:line-height="115%" style:text-autospace="none"/>
      <style:text-properties fo:font-variant="normal" fo:text-transform="none" fo:color="#000000" style:font-name="Open Sans" fo:font-size="10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fo:font-variant="normal" fo:text-transform="none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fo:color="#000000"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 style:master-page-name="">
      <style:paragraph-properties fo:margin-left="0.0134in" fo:margin-right="0in" fo:line-height="115%" fo:orphans="2" fo:widows="2" fo:text-indent="0in" style:auto-text-indent="false" style:page-number="auto" style:text-autospace="none" style:writing-mode="lr-tb"/>
      <style:text-properties style:text-underline-style="none"/>
    </style:style>
    <style:style style:name="P26" style:family="paragraph" style:parent-style-name="Heading_20_4">
      <style:paragraph-properties fo:line-height="115%" style:text-autospace="none"/>
      <style:text-properties fo:font-variant="normal" fo:text-transform="none" style:font-name="apple-system" fo:font-size="10pt" fo:letter-spacing="normal" fo:language="en" fo:country="none" fo:font-style="normal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style:font-size-asian="10pt" style:font-name-complex="Calibri" style:font-size-complex="10pt"/>
    </style:style>
    <style:style style:name="T4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="Calibri" fo:font-size="11.5pt" fo:language="en" fo:country="none" fo:font-style="italic" style:text-underline-style="none" fo:font-weight="normal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T9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0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1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2" style:family="text">
      <style:text-properties fo:color="#808080" fo:font-size="11pt" fo:language="en" fo:country="none" fo:font-weight="bold" style:font-size-asian="11pt" style:font-weight-asian="bold" style:font-size-complex="11pt" style:font-weight-complex="bold"/>
    </style:style>
    <style:style style:name="T13" style:family="text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14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15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ffffff" style:font-name="Open Sans" fo:font-size="8.64999961853027pt" fo:letter-spacing="normal" fo:font-weight="bold"/>
    </style:style>
    <style:style style:name="T18" style:family="text">
      <style:text-properties fo:font-variant="normal" fo:text-transform="none" fo:color="#ffffff" fo:letter-spacing="normal"/>
    </style:style>
    <style:style style:name="T19" style:family="text">
      <style:text-properties fo:font-variant="normal" fo:text-transform="none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<text:tab/></text:p>
      <text:p text:style-name="P13"><text:span text:style-name="T11">RAMZI ELJABALI</text:span><text:line-break/>Tempe, AZ | <text:a xlink:type="simple" xlink:href="mailto:ramzieljabalii@gmail.com" text:style-name="Internet_20_link" text:visited-style-name="Visited_20_Internet_20_Link">Gmail</text:a> <text:a xlink:type="simple" xlink:href="https://www.linkedin.com/in/ramzi-eljabali-2a7284197/" text:style-name="Internet_20_link" text:visited-style-name="Visited_20_Internet_20_Link">LinkedIn</text:a> <text:a xlink:type="simple" xlink:href="https://github.com/RamziJabali" text:style-name="Internet_20_link" text:visited-style-name="Visited_20_Internet_20_Link">Github</text:a> | (480)735-8781</text:p>
      <text:p text:style-name="P13"/>
      <text:p text:style-name="P14"><text:span text:style-name="T12">MISSION STATEMENT</text:span><text:span text:style-name="T15"><text:line-break/></text:span><text:span text:style-name="Strong_20_Emphasis"><text:span text:style-name="T14"><draw:custom-shape text:anchor-type="as-char" svg:y="-0.0374in" draw:z-index="4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14"><text:span text:style-name="Strong_20_Emphasis"><text:span text:style-name="T8"/></text:span></text:p>
      <text:p text:style-name="P15">Self-taught aspiring software engineer looking for internship opportunities to help grow.</text:p>
      <text:p text:style-name="P16"/>
      <text:p text:style-name="P14"><text:span text:style-name="T12">EDUCATION</text:span><text:span text:style-name="T15"><text:line-break/></text:span><text:span text:style-name="Strong_20_Emphasis"><text:span text:style-name="T14"><draw:custom-shape text:anchor-type="as-char" svg:y="-0.0374in" draw:z-index="0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Standard"><text:span text:style-name="T1">High School Diploma, </text:span><text:span text:style-name="T5">Mesa Mountain View High School, Mesa<text:tab/><text:tab/><text:tab/><text:tab/><text:tab/><text:tab/><text:tab/> <text:s text:c="2"/></text:span><text:span text:style-name="T6">2018</text:span></text:p>
      <text:list xml:id="list7975877197207393698" text:style-name="L1">
        <text:list-item>
          <text:p text:style-name="P18">Completed AP IT 1 &amp; 2</text:p>
        </text:list-item>
        <text:list-item>
          <text:p text:style-name="P18">Academic Decathlon State Wide Winner:</text:p>
          <text:list>
            <text:list-item>
              <text:p text:style-name="P18">Gold in Social Sciences, Silver in Language &amp; Literature, Bronze in Overall Team.</text:p>
            </text:list-item>
          </text:list>
        </text:list-item>
      </text:list>
      <text:h text:style-name="P26" text:outline-level="4">American Legion Auxiliary Award</text:h>
      <text:list xml:id="list1990529016" text:continue-numbering="true" text:style-name="L1">
        <text:list-item>
          <text:p text:style-name="P23">Recognizes the attributes of a leader and an outstanding citizen.</text:p>
        </text:list-item>
      </text:list>
      <text:p text:style-name="P4"/>
      <text:p text:style-name="Standard"><text:span text:style-name="T1">Associates of Computer Science, </text:span><text:span text:style-name="T5">Mesa Community college , Mesa</text:span><text:span text:style-name="T3"> <text:tab/><text:tab/><text:tab/></text:span></text:p>
      <text:list xml:id="list216696819" text:continue-numbering="true" text:style-name="L1">
        <text:list-item>
          <text:p text:style-name="P18">OOP &amp; Data Structures, Java.</text:p>
        </text:list-item>
        <text:list-item>
          <text:p text:style-name="P18">Intro To Computer Science, Java.</text:p>
        </text:list-item>
        <text:list-item>
          <text:p text:style-name="P18">Digital Design Fundamentals, Binary.</text:p>
        </text:list-item>
        <text:list-item>
          <text:p text:style-name="P24"><text:span text:style-name="T19">Computer Organization and Assembly Language, MIPS.</text:span></text:p>
        </text:list-item>
        <text:list-item>
          <text:p text:style-name="P22">Introduction to Different Programming Languages, C/C++, LISP, Prolog.</text:p>
        </text:list-item>
      </text:list>
      <text:p text:style-name="P4"/>
      <text:p text:style-name="P2">New Horizon Computer Learning Center</text:p>
      <text:list xml:id="list934433141" text:continue-numbering="true" text:style-name="L1">
        <text:list-item>
          <text:p text:style-name="P18">Completed OS, Software, &amp; IT.</text:p>
        </text:list-item>
        <text:list-item>
          <text:p text:style-name="P18">Completed Intro to Javascript.</text:p>
        </text:list-item>
      </text:list>
      <text:p text:style-name="P5"><text:tab/></text:p>
      <text:p text:style-name="P8"><text:span text:style-name="T13">WORK EXPERIENCE<text:line-break/></text:span><text:span text:style-name="T13"><draw:custom-shape text:anchor-type="as-char" svg:y="-0.0374in" draw:z-index="1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span text:style-name="T2">Cashier &amp; Customer Service, </text:span><text:span text:style-name="T10">Niro's Gyros,</text:span><text:span text:style-name="T9"> </text:span><text:span text:style-name="T10">Phoenix</text:span><text:span text:style-name="T4">, AZ</text:span><text:span text:style-name="T2"> <text:s text:c="28"/><text:tab/><text:tab/> <text:s text:c="26"/>Nov 2019 – Present</text:span></text:p>
      <text:list xml:id="list1513151796" text:continue-numbering="true" text:style-name="L1">
        <text:list-item>
          <text:p text:style-name="P18">Provided outstanding customer service as a cashier, increasing average daily tips by 30%.</text:p>
        </text:list-item>
        <text:list-item>
          <text:p text:style-name="P18">Delivered customer orders with own vehicle to maintain quicker deliveries of restaurant.</text:p>
          <text:p text:style-name="P20"/>
        </text:list-item>
      </text:list>
      <text:p text:style-name="P10"><text:span text:style-name="T2">E-Commerce store owner,</text:span><text:span text:style-name="T4"> Casino Customs, Tempe AZ</text:span><text:span text:style-name="T2"> <text:s/><text:tab/><text:tab/><text:tab/> <text:s text:c="20"/><text:tab/><text:tab/>May 2018 – July 2019</text:span></text:p>
      <text:list xml:id="list2084149118" text:continue-numbering="true" text:style-name="L1">
        <text:list-item>
          <text:p text:style-name="P18">Designed &amp; marketed custom sneakers that lead to sales in a competitive market.</text:p>
        </text:list-item>
        <text:list-item>
          <text:p text:style-name="P18">Built &amp; maintained Instagram &amp; E-commerce sites on various platforms to drive sales.</text:p>
        </text:list-item>
      </text:list>
      <text:p text:style-name="P12"/>
      <text:p text:style-name="P8"><text:span text:style-name="T13">PROJECTS<text:line-break/></text:span><text:span text:style-name="T13"><draw:custom-shape text:anchor-type="as-char" svg:y="-0.0374in" draw:z-index="3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1"><text:a xlink:type="simple" xlink:href="https://github.com/RamziJabali/ship-sinking-game-mvvm" text:style-name="Internet_20_link" text:visited-style-name="Visited_20_Internet_20_Link"><text:span text:style-name="T2">Ship Sinking Game</text:span></text:a><text:span text:style-name="T2">,</text:span><text:span text:style-name="T10"> Java + MVVM<text:tab/><text:tab/><text:tab/> </text:span><text:span text:style-name="T4"><text:s/><text:tab/><text:tab/><text:tab/><text:tab/><text:tab/><text:tab/> <text:s/></text:span></text:p>
      <text:list xml:id="list1731721529" text:continue-numbering="true" text:style-name="L1">
        <text:list-item>
          <text:p text:style-name="P19">Redesigned a class project to use MVVM design pattern upon seeing its prevalence in the industry. </text:p>
        </text:list-item>
        <text:list-item>
          <text:p text:style-name="P21"><text:span text:style-name="T7">Games involves two players guessing where the enemy ship is located on a 9x9 grid.</text:span></text:p>
          <text:p text:style-name="P25"><text:a xlink:type="simple" xlink:href="https://github.com/RamziJabali/Java-Data-Structures" text:style-name="Internet_20_link" text:visited-style-name="Visited_20_Internet_20_Link"><text:span text:style-name="T2">Java Data Structures</text:span></text:a><text:span text:style-name="T2">,</text:span><text:span text:style-name="T10"> Java <text:tab/><text:tab/><text:tab/> </text:span><text:span text:style-name="T4"><text:s/><text:tab/><text:tab/><text:tab/><text:tab/><text:tab/><text:tab/> <text:s/></text:span></text:p>
        </text:list-item>
        <text:list-item>
          <text:p text:style-name="P19">Recreated Java data structures such as char, String, ArrayList, and BinaryTree. <text:s/></text:p>
        </text:list-item>
      </text:list>
      <text:p text:style-name="P11"><text:a xlink:type="simple" xlink:href="https://github.com/RamziJabali/cs-go-android" text:style-name="Internet_20_link" text:visited-style-name="Visited_20_Internet_20_Link"><text:span text:style-name="T2">CSGO Gun App</text:span></text:a><text:span text:style-name="T2">,</text:span><text:span text:style-name="T10"> Android + Java<text:tab/><text:tab/><text:tab/> </text:span><text:span text:style-name="T4"><text:s/><text:tab/><text:tab/><text:tab/><text:tab/><text:tab/><text:tab/> <text:s/></text:span></text:p>
      <text:list xml:id="list1241131632" text:continue-numbering="true" text:style-name="L1">
        <text:list-item>
          <text:p text:style-name="P19">Designed &amp; developed an app that showcased weapons in the popular game Counter Strike.</text:p>
        </text:list-item>
        <text:list-item>
          <text:p text:style-name="P19">Used Json to store gun information &amp; parse it using GSON library.</text:p>
        </text:list-item>
        <text:list-item>
          <text:p text:style-name="P19">Used Material library for CardView that showcases gun's image &amp; basic information.</text:p>
        </text:list-item>
      </text:list>
      <text:p text:style-name="P9"><text:tab/></text:p>
      <text:p text:style-name="P6">SKILLS</text:p>
      <text:p text:style-name="P7"><draw:custom-shape text:anchor-type="as-char" svg:y="-0.0374in" draw:z-index="2" draw:style-name="gr1" draw:text-style-name="P27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16">Computer Languages:</text:span> Java, HTML, Javascript, Git, C/C++.</text:p>
      <text:p text:style-name="P3"/>
      <text:p text:style-name="P1"><text:span text:style-name="T16">Frameworks:</text:span> Android.</text:p>
      <text:p text:style-name="P3"/>
      <text:p text:style-name="P1"><text:span text:style-name="T16">Natural Languages:</text:span> English(Native), Arabic (Nativ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 Sans" svg:font-family="'Open Sans', 'Helvetica Neue', Helvetica, Arial, 'Nimbus Sans L', sans-serif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libri" fo:font-size="14pt" fo:font-style="italic" fo:font-weight="bold" style:font-name-asian="ＭＳ ゴシック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libri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SimSun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fo:font-size="10pt" style:font-name-asian="Times New Roman" style:font-size-asian="10pt" style:language-asian="en" style:country-asian="US" style:font-name-complex="Symbol" style:font-size-complex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fo:font-size="10pt" style:font-size-asian="10pt" style:font-name-complex="Symbol" style:font-size-complex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 style:font-size-complex="10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size="16pt" fo:font-weight="bold" style:letter-kerning="true" style:font-name-asian="ＭＳ ゴシック" style:font-size-asian="16pt" style:language-asian="zh" style:country-asian="CN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font-style="italic" fo:font-weight="bold" style:font-name-asian="ＭＳ ゴシック" style:font-size-asian="14pt" style:language-asian="zh" style:country-asian="CN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size="13pt" fo:font-weight="bold" style:font-name-asian="ＭＳ ゴシック" style:font-size-asian="13pt" style:language-asian="zh" style:country-asian="CN" style:font-weight-asian="bold" style:font-name-complex="Times New Roman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size="9pt" style:font-size-asian="9pt" style:language-asian="zh" style:country-asian="CN" style:font-name-complex="Lucida Grande" style:font-size-complex="9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1" style:font-size-asian="11pt" style:font-style-asian="normal" style:font-weight-asian="normal" style:font-name-complex="Ari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i Eljabali CV</dc:title>
    <meta:initial-creator>Youssef Kholeif</meta:initial-creator>
    <meta:creation-date>2016-03-09T23:15:00</meta:creation-date>
    <dc:date>2021-01-24T19:59:54</dc:date>
    <meta:print-date>2018-05-23T14:54:51</meta:print-date>
    <meta:editing-cycles>191</meta:editing-cycles>
    <meta:editing-duration>P2DT12H56M34S</meta:editing-duration>
    <meta:generator>OpenOffice/4.1.7$Unix OpenOffice.org_project/417m1$Build-9800</meta:generator>
    <dc:creator>Ramzi Eljabali</dc:creator>
    <meta:printed-by>Sami Eljabali</meta:printed-by>
    <meta:document-statistic meta:table-count="0" meta:image-count="0" meta:object-count="0" meta:page-count="1" meta:paragraph-count="44" meta:word-count="334" meta:character-count="2234"/>
  </office:meta>
</office:document-meta>
</file>